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a5a78"/>
    </style:style>
    <style:style style:name="P2" style:family="paragraph" style:parent-style-name="Standard">
      <style:text-properties officeooo:rsid="000922f7" officeooo:paragraph-rsid="000922f7"/>
    </style:style>
    <style:style style:name="P3" style:family="paragraph" style:parent-style-name="Standard" style:list-style-name="L1">
      <style:text-properties officeooo:rsid="000922f7" officeooo:paragraph-rsid="000922f7"/>
    </style:style>
    <style:style style:name="P4" style:family="paragraph" style:parent-style-name="Standard" style:list-style-name="L2">
      <style:text-properties officeooo:rsid="000922f7" officeooo:paragraph-rsid="000922f7"/>
    </style:style>
    <style:style style:name="P5" style:family="paragraph" style:parent-style-name="Standard">
      <style:text-properties officeooo:rsid="000922f7" officeooo:paragraph-rsid="000b3870"/>
    </style:style>
    <style:style style:name="P6" style:family="paragraph" style:parent-style-name="Standard" style:list-style-name="L1">
      <style:text-properties officeooo:rsid="000a5a78" officeooo:paragraph-rsid="000a5a78"/>
    </style:style>
    <style:style style:name="P7" style:family="paragraph" style:parent-style-name="Standard" style:list-style-name="L7">
      <style:text-properties officeooo:rsid="000a5a78" officeooo:paragraph-rsid="000a5a78"/>
    </style:style>
    <style:style style:name="P8" style:family="paragraph" style:parent-style-name="Standard" style:list-style-name="L6">
      <style:text-properties officeooo:rsid="000b3870" officeooo:paragraph-rsid="000c73f6"/>
    </style:style>
    <style:style style:name="P9" style:family="paragraph" style:parent-style-name="Standard" style:list-style-name="L8">
      <style:text-properties officeooo:rsid="000b3870" officeooo:paragraph-rsid="000b3870"/>
    </style:style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2">
      <style:text-properties officeooo:paragraph-rsid="000922f7"/>
    </style:style>
    <style:style style:name="P13" style:family="paragraph" style:parent-style-name="Standard" style:list-style-name="L7">
      <style:text-properties officeooo:rsid="000c73f6" officeooo:paragraph-rsid="000c73f6"/>
    </style:style>
    <style:style style:name="T1" style:family="text">
      <style:text-properties officeooo:rsid="000922f7"/>
    </style:style>
    <style:style style:name="T2" style:family="text">
      <style:text-properties officeooo:rsid="000a5a78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a5a78"/>
    </style:style>
    <style:style style:name="T5" style:family="text">
      <style:text-properties officeooo:rsid="000b387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922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</text:span>e<text:span text:style-name="T2">asurement</text:span></text:p>
      <text:p text:style-name="P1">profile</text:p>
      <text:p text:style-name="P2"/>
      <text:h text:style-name="Heading_20_3" text:outline-level="3">preparation</text:h>
      <text:list xml:id="list7007691469424983997" text:style-name="L6">
        <text:list-item>
          <text:p text:style-name="P11">prerequis<text:span text:style-name="T2">i</text:span>te: instrument is on and stabilized</text:p>
        </text:list-item>
        <text:list-item>
          <text:p text:style-name="P11"><text:span text:style-name="T1">activate nafion dryer (always do before using chemical (perchlorate) dryer (must run at least ½ hour)!!!</text:span></text:p>
        </text:list-item>
        <text:list-item>
          <text:p text:style-name="P8"><text:span text:style-name="T1">configure the measurement (measurement type one/many/continuously, calibrate with HITRAN or standard gases, parameters to accumulate spectra and calculate FFT, and parameters to calculate mixing ratios with OCTAVE) </text:span></text:p>
        </text:list-item>
        <text:list-item>
          <text:p text:style-name="P8"><text:span text:style-name="T1">prepare the list of </text:span><text:span text:style-name="T7">actions</text:span></text:p>
        </text:list-item>
      </text:list>
      <text:p text:style-name="P5"/>
      <text:h text:style-name="Heading_20_3" text:outline-level="3">execution</text:h>
      <text:list xml:id="list267320539547196011" text:style-name="L5">
        <text:list-item>
          <text:p text:style-name="P10"><text:span text:style-name="T6">actions</text:span> are one of the following</text:p>
          <text:p text:style-name="P10"/>
        </text:list-item>
      </text:list>
      <text:list xml:id="list5266639684588280945" text:style-name="L1">
        <text:list-item>
          <text:p text:style-name="P3">purge with N<text:span text:style-name="T3">2</text:span> gas <text:span text:style-name="T2">(or H</text:span><text:span text:style-name="T4">2</text:span><text:span text:style-name="T2">0 and CO</text:span><text:span text:style-name="T4">2</text:span><text:span text:style-name="T2"> free gas) </text:span>for reference measurement</text:p>
        </text:list-item>
        <text:list-item>
          <text:p text:style-name="P3">do reference measurement</text:p>
        </text:list-item>
        <text:list-item>
          <text:p text:style-name="P3">if necessary do calibrations on one/some gas components <text:span text:style-name="T5">(one aftet the other)</text:span></text:p>
        </text:list-item>
        <text:list-item>
          <text:p text:style-name="P6">inlet of sample through nafion and perchlorate filters to reduce H<text:span text:style-name="T3">2</text:span>O</text:p>
        </text:list-item>
        <text:list-item>
          <text:p text:style-name="P3">do measurement <text:span text:style-name="T5">(one/many/contiuous) </text:span>on sample(s)</text:p>
        </text:list-item>
      </text:list>
      <text:p text:style-name="P2"/>
      <text:list xml:id="list756452384468589349" text:style-name="L7">
        <text:list-item>
          <text:p text:style-name="P7">repeat reference and calibration measurements as often as desired <text:span text:style-name="T5">(specified in list of actions)</text:span></text:p>
        </text:list-item>
        <text:list-item>
          <text:p text:style-name="P13">pressurize cell for higher sensitivity if desired (then do all measurements/references /calibrations with same pressure)</text:p>
        </text:list-item>
      </text:list>
      <text:p text:style-name="P2"/>
      <text:h text:style-name="Heading_20_3" text:outline-level="3">output is mixing ratio ppm or µMol/Mol of selected gas components</text:h>
      <text:list xml:id="list5227646071747347956" text:style-name="L2">
        <text:list-item>
          <text:p text:style-name="P12"><text:span text:style-name="T1">display of actual values online</text:span></text:p>
        </text:list-item>
        <text:list-item>
          <text:p text:style-name="P4">display of time course and Allen plots</text:p>
        </text:list-item>
      </text:list>
      <text:p text:style-name="P2"/>
      <text:h text:style-name="Heading_20_3" text:outline-level="3">performed in background</text:h>
      <text:list xml:id="list4477061916766548777" text:style-name="L8">
        <text:list-item>
          <text:p text:style-name="P9">calculation of mixing ratios out of spectra</text:p>
        </text:list-item>
        <text:list-item>
          <text:p text:style-name="P9">calibrated by HITRAN data base or user supplied reference/standard gas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Jäger</meta:initial-creator>
    <meta:creation-date>2015-12-14T16:25:13.329015008</meta:creation-date>
    <dc:date>2015-12-14T17:25:21.488979548</dc:date>
    <dc:creator>Frank Jäger</dc:creator>
    <meta:editing-duration>PT41S</meta:editing-duration>
    <meta:editing-cycles>1</meta:editing-cycles>
    <meta:document-statistic meta:table-count="0" meta:image-count="0" meta:object-count="0" meta:page-count="1" meta:paragraph-count="23" meta:word-count="197" meta:character-count="1255" meta:non-whitespace-character-count="1096"/>
    <meta:generator>LibreOffice/4.2.8.2$Linux_x86 LibreOffice_project/420m0$Build-2</meta:generator>
  </office:meta>
</office:document-meta>
</file>